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30:32</text:p>
          </table:table-cell>
          <table:table-cell office:value-type="float" office:value="-0.0002045" calcext:value-type="float">
            <text:p>-0.0002045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8921" calcext:value-type="float">
            <text:p>0.4048921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3291" calcext:value-type="float">
            <text:p>0.1363291</text:p>
          </table:table-cell>
          <table:table-cell office:value-type="float" office:value="10" calcext:value-type="float">
            <text:p>10</text:p>
          </table:table-cell>
          <table:table-cell office:value-type="float" office:value="0.764346599578857" calcext:value-type="float">
            <text:p>0.764346599578857</text:p>
          </table:table-cell>
          <table:table-cell office:value-type="float" office:value="0.222744792699814" calcext:value-type="float">
            <text:p>0.222744792699814</text:p>
          </table:table-cell>
          <table:table-cell office:value-type="float" office:value="0.541601806879044" calcext:value-type="float">
            <text:p>0.541601806879044</text:p>
          </table:table-cell>
          <table:table-cell office:value-type="float" office:value="0.508569738268852" calcext:value-type="float">
            <text:p>0.508569738268852</text:p>
          </table:table-cell>
          <table:table-cell office:value-type="float" office:value="0.183532302151695" calcext:value-type="float">
            <text:p>0.183532302151695</text:p>
          </table:table-cell>
          <table:table-cell office:value-type="float" office:value="0.475012874603271" calcext:value-type="float">
            <text:p>0.475012874603271</text:p>
          </table:table-cell>
          <table:table-cell office:value-type="float" office:value="0.542126601934433" calcext:value-type="float">
            <text:p>0.542126601934433</text:p>
          </table:table-cell>
          <table:table-cell office:value-type="float" office:value="0.0671137273311615" calcext:value-type="float">
            <text:p>0.0671137273311615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0:44</text:p>
          </table:table-cell>
          <table:table-cell office:value-type="float" office:value="-0.0009967" calcext:value-type="float">
            <text:p>-0.0009967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5099" calcext:value-type="float">
            <text:p>0.405099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8784" calcext:value-type="float">
            <text:p>0.1378784</text:p>
          </table:table-cell>
          <table:table-cell office:value-type="float" office:value="11" calcext:value-type="float">
            <text:p>11</text:p>
          </table:table-cell>
          <table:table-cell office:value-type="float" office:value="1.2091965675354" calcext:value-type="float">
            <text:p>1.2091965675354</text:p>
          </table:table-cell>
          <table:table-cell office:value-type="float" office:value="0.185844793915749" calcext:value-type="float">
            <text:p>0.185844793915749</text:p>
          </table:table-cell>
          <table:table-cell office:value-type="float" office:value="1.02335177361965" calcext:value-type="float">
            <text:p>1.02335177361965</text:p>
          </table:table-cell>
          <table:table-cell office:value-type="float" office:value="0.53616274446249" calcext:value-type="float">
            <text:p>0.53616274446249</text:p>
          </table:table-cell>
          <table:table-cell office:value-type="float" office:value="0.296695895845792" calcext:value-type="float">
            <text:p>0.296695895845792</text:p>
          </table:table-cell>
          <table:table-cell office:value-type="float" office:value="0.383254888653755" calcext:value-type="float">
            <text:p>0.383254888653755</text:p>
          </table:table-cell>
          <table:table-cell office:value-type="float" office:value="0.689070600271225" calcext:value-type="float">
            <text:p>0.689070600271225</text:p>
          </table:table-cell>
          <table:table-cell office:value-type="float" office:value="0.30581571161747" calcext:value-type="float">
            <text:p>0.30581571161747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0:57</text:p>
          </table:table-cell>
          <table:table-cell office:value-type="float" office:value="-0.0017189" calcext:value-type="float">
            <text:p>-0.0017189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839" calcext:value-type="float">
            <text:p>0.4053839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2433" calcext:value-type="float">
            <text:p>0.1402433</text:p>
          </table:table-cell>
          <table:table-cell office:value-type="float" office:value="11" calcext:value-type="float">
            <text:p>11</text:p>
          </table:table-cell>
          <table:table-cell office:value-type="float" office:value="2.06568670272827" calcext:value-type="float">
            <text:p>2.06568670272827</text:p>
          </table:table-cell>
          <table:table-cell office:value-type="float" office:value="0.14279480278492" calcext:value-type="float">
            <text:p>0.14279480278492</text:p>
          </table:table-cell>
          <table:table-cell office:value-type="float" office:value="1.92289189994335" calcext:value-type="float">
            <text:p>1.92289189994335</text:p>
          </table:table-cell>
          <table:table-cell office:value-type="float" office:value="0.602377752959728" calcext:value-type="float">
            <text:p>0.602377752959728</text:p>
          </table:table-cell>
          <table:table-cell office:value-type="float" office:value="0.564162078709747" calcext:value-type="float">
            <text:p>0.564162078709747</text:p>
          </table:table-cell>
          <table:table-cell office:value-type="float" office:value="0.302156880497932" calcext:value-type="float">
            <text:p>0.302156880497932</text:p>
          </table:table-cell>
          <table:table-cell office:value-type="float" office:value="0.902598625421524" calcext:value-type="float">
            <text:p>0.902598625421524</text:p>
          </table:table-cell>
          <table:table-cell office:value-type="float" office:value="0.600441744923592" calcext:value-type="float">
            <text:p>0.60044174492359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1:09</text:p>
          </table:table-cell>
          <table:table-cell office:value-type="float" office:value="-0.0020811" calcext:value-type="float">
            <text:p>-0.0020811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495" calcext:value-type="float">
            <text:p>0.4060495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404961" calcext:value-type="float">
            <text:p>0.1404961</text:p>
          </table:table-cell>
          <table:table-cell office:value-type="float" office:value="11" calcext:value-type="float">
            <text:p>11</text:p>
          </table:table-cell>
          <table:table-cell office:value-type="float" office:value="2.8619065284729" calcext:value-type="float">
            <text:p>2.8619065284729</text:p>
          </table:table-cell>
          <table:table-cell office:value-type="float" office:value="0.100564800202847" calcext:value-type="float">
            <text:p>0.100564800202847</text:p>
          </table:table-cell>
          <table:table-cell office:value-type="float" office:value="2.76134172827005" calcext:value-type="float">
            <text:p>2.76134172827005</text:p>
          </table:table-cell>
          <table:table-cell office:value-type="float" office:value="0.660187727957964" calcext:value-type="float">
            <text:p>0.660187727957964</text:p>
          </table:table-cell>
          <table:table-cell office:value-type="float" office:value="0.824379526292648" calcext:value-type="float">
            <text:p>0.824379526292648</text:p>
          </table:table-cell>
          <table:table-cell office:value-type="float" office:value="0.233440877497196" calcext:value-type="float">
            <text:p>0.233440877497196</text:p>
          </table:table-cell>
          <table:table-cell office:value-type="float" office:value="1.08693457841873" calcext:value-type="float">
            <text:p>1.08693457841873</text:p>
          </table:table-cell>
          <table:table-cell office:value-type="float" office:value="0.853493700921535" calcext:value-type="float">
            <text:p>0.853493700921535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1:22</text:p>
          </table:table-cell>
          <table:table-cell office:value-type="float" office:value="-0.0021108" calcext:value-type="float">
            <text:p>-0.0021108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69774" calcext:value-type="float">
            <text:p>0.4069774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63459" calcext:value-type="float">
            <text:p>0.1363459</text:p>
          </table:table-cell>
          <table:table-cell office:value-type="float" office:value="8" calcext:value-type="float">
            <text:p>8</text:p>
          </table:table-cell>
          <table:table-cell office:value-type="float" office:value="1.44986665248871" calcext:value-type="float">
            <text:p>1.44986665248871</text:p>
          </table:table-cell>
          <table:table-cell office:value-type="float" office:value="-0.00656000012531877" calcext:value-type="float">
            <text:p>-0.00656000012531877</text:p>
          </table:table-cell>
          <table:table-cell office:value-type="float" office:value="1.45642665261403" calcext:value-type="float">
            <text:p>1.45642665261403</text:p>
          </table:table-cell>
          <table:table-cell office:value-type="float" office:value="0.500410742824897" calcext:value-type="float">
            <text:p>0.500410742824897</text:p>
          </table:table-cell>
          <table:table-cell office:value-type="float" office:value="0.47903228716459" calcext:value-type="float">
            <text:p>0.47903228716459</text:p>
          </table:table-cell>
          <table:table-cell office:value-type="float" office:value="0.169890883099288" calcext:value-type="float">
            <text:p>0.169890883099288</text:p>
          </table:table-cell>
          <table:table-cell office:value-type="float" office:value="0.830930602550506" calcext:value-type="float">
            <text:p>0.830930602550506</text:p>
          </table:table-cell>
          <table:table-cell office:value-type="float" office:value="0.661039719451219" calcext:value-type="float">
            <text:p>0.661039719451219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1:34</text:p>
          </table:table-cell>
          <table:table-cell office:value-type="float" office:value="-0.0022718" calcext:value-type="float">
            <text:p>-0.0022718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314" calcext:value-type="float">
            <text:p>0.4080314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4349" calcext:value-type="float">
            <text:p>0.1324349</text:p>
          </table:table-cell>
          <table:table-cell office:value-type="float" office:value="8" calcext:value-type="float">
            <text:p>8</text:p>
          </table:table-cell>
          <table:table-cell office:value-type="float" office:value="1.08742654323578" calcext:value-type="float">
            <text:p>1.08742654323578</text:p>
          </table:table-cell>
          <table:table-cell office:value-type="float" office:value="-0.045099999755621" calcext:value-type="float">
            <text:p>-0.045099999755621</text:p>
          </table:table-cell>
          <table:table-cell office:value-type="float" office:value="1.1325265429914" calcext:value-type="float">
            <text:p>1.1325265429914</text:p>
          </table:table-cell>
          <table:table-cell office:value-type="float" office:value="0.37868173904717" calcext:value-type="float">
            <text:p>0.37868173904717</text:p>
          </table:table-cell>
          <table:table-cell office:value-type="float" office:value="0.382017725408911" calcext:value-type="float">
            <text:p>0.382017725408911</text:p>
          </table:table-cell>
          <table:table-cell office:value-type="float" office:value="0.127742882817984" calcext:value-type="float">
            <text:p>0.127742882817984</text:p>
          </table:table-cell>
          <table:table-cell office:value-type="float" office:value="0.629620595276356" calcext:value-type="float">
            <text:p>0.629620595276356</text:p>
          </table:table-cell>
          <table:table-cell office:value-type="float" office:value="0.501877712458372" calcext:value-type="float">
            <text:p>0.501877712458372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1:46</text:p>
          </table:table-cell>
          <table:table-cell office:value-type="float" office:value="-0.0020286" calcext:value-type="float">
            <text:p>-0.0020286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084" calcext:value-type="float">
            <text:p>0.4091084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653" calcext:value-type="float">
            <text:p>0.129653</text:p>
          </table:table-cell>
          <table:table-cell office:value-type="float" office:value="6" calcext:value-type="float">
            <text:p>6</text:p>
          </table:table-cell>
          <table:table-cell office:value-type="float" office:value="0.975906610488892" calcext:value-type="float">
            <text:p>0.975906610488892</text:p>
          </table:table-cell>
          <table:table-cell office:value-type="float" office:value="-0.0533000007271767" calcext:value-type="float">
            <text:p>-0.0533000007271767</text:p>
          </table:table-cell>
          <table:table-cell office:value-type="float" office:value="1.02920661121607" calcext:value-type="float">
            <text:p>1.02920661121607</text:p>
          </table:table-cell>
          <table:table-cell office:value-type="float" office:value="0.319682742655277" calcext:value-type="float">
            <text:p>0.319682742655277</text:p>
          </table:table-cell>
          <table:table-cell office:value-type="float" office:value="0.39460942420328" calcext:value-type="float">
            <text:p>0.39460942420328</text:p>
          </table:table-cell>
          <table:table-cell office:value-type="float" office:value="0.108964879065752" calcext:value-type="float">
            <text:p>0.108964879065752</text:p>
          </table:table-cell>
          <table:table-cell office:value-type="float" office:value="0.530400606244802" calcext:value-type="float">
            <text:p>0.530400606244802</text:p>
          </table:table-cell>
          <table:table-cell office:value-type="float" office:value="0.42143572717905" calcext:value-type="float">
            <text:p>0.42143572717905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1:59</text:p>
          </table:table-cell>
          <table:table-cell office:value-type="float" office:value="-0.002217" calcext:value-type="float">
            <text:p>-0.002217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711" calcext:value-type="float">
            <text:p>0.4098711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7989" calcext:value-type="float">
            <text:p>0.1287989</text:p>
          </table:table-cell>
          <table:table-cell office:value-type="float" office:value="5" calcext:value-type="float">
            <text:p>5</text:p>
          </table:table-cell>
          <table:table-cell office:value-type="float" office:value="1.04478657245636" calcext:value-type="float">
            <text:p>1.04478657245636</text:p>
          </table:table-cell>
          <table:table-cell office:value-type="float" office:value="-0.0712333992123604" calcext:value-type="float">
            <text:p>-0.0712333992123604</text:p>
          </table:table-cell>
          <table:table-cell office:value-type="float" office:value="1.11601997166872" calcext:value-type="float">
            <text:p>1.11601997166872</text:p>
          </table:table-cell>
          <table:table-cell office:value-type="float" office:value="0.279461740702391" calcext:value-type="float">
            <text:p>0.279461740702391</text:p>
          </table:table-cell>
          <table:table-cell office:value-type="float" office:value="0.379029533730376" calcext:value-type="float">
            <text:p>0.379029533730376</text:p>
          </table:table-cell>
          <table:table-cell office:value-type="float" office:value="0.0937948822975159" calcext:value-type="float">
            <text:p>0.0937948822975159</text:p>
          </table:table-cell>
          <table:table-cell office:value-type="float" office:value="0.465128599107265" calcext:value-type="float">
            <text:p>0.465128599107265</text:p>
          </table:table-cell>
          <table:table-cell office:value-type="float" office:value="0.37133371680975" calcext:value-type="float">
            <text:p>0.37133371680975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2:12</text:p>
          </table:table-cell>
          <table:table-cell office:value-type="float" office:value="-0.0021862" calcext:value-type="float">
            <text:p>-0.0021862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11" calcext:value-type="float">
            <text:p>0.410911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7319" calcext:value-type="float">
            <text:p>0.1277319</text:p>
          </table:table-cell>
          <table:table-cell office:value-type="float" office:value="5" calcext:value-type="float">
            <text:p>5</text:p>
          </table:table-cell>
          <table:table-cell office:value-type="float" office:value="1.04191660881042" calcext:value-type="float">
            <text:p>1.04191660881042</text:p>
          </table:table-cell>
          <table:table-cell office:value-type="float" office:value="-0.0929633975028992" calcext:value-type="float">
            <text:p>-0.0929633975028992</text:p>
          </table:table-cell>
          <table:table-cell office:value-type="float" office:value="1.13488000631332" calcext:value-type="float">
            <text:p>1.13488000631332</text:p>
          </table:table-cell>
          <table:table-cell office:value-type="float" office:value="0.222512743715197" calcext:value-type="float">
            <text:p>0.222512743715197</text:p>
          </table:table-cell>
          <table:table-cell office:value-type="float" office:value="0.352252216101201" calcext:value-type="float">
            <text:p>0.352252216101201</text:p>
          </table:table-cell>
          <table:table-cell office:value-type="float" office:value="0.0751808799803257" calcext:value-type="float">
            <text:p>0.0751808799803257</text:p>
          </table:table-cell>
          <table:table-cell office:value-type="float" office:value="0.369844607450068" calcext:value-type="float">
            <text:p>0.369844607450068</text:p>
          </table:table-cell>
          <table:table-cell office:value-type="float" office:value="0.294663727469742" calcext:value-type="float">
            <text:p>0.294663727469742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2:24</text:p>
          </table:table-cell>
          <table:table-cell office:value-type="float" office:value="0.0003966" calcext:value-type="float">
            <text:p>0.0003966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4902" calcext:value-type="float">
            <text:p>0.4044902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2461" calcext:value-type="float">
            <text:p>0.1362461</text:p>
          </table:table-cell>
          <table:table-cell office:value-type="float" office:value="10" calcext:value-type="float">
            <text:p>10</text:p>
          </table:table-cell>
          <table:table-cell office:value-type="float" office:value="0.856604814529419" calcext:value-type="float">
            <text:p>0.856604814529419</text:p>
          </table:table-cell>
          <table:table-cell office:value-type="float" office:value="0.201719999313354" calcext:value-type="float">
            <text:p>0.201719999313354</text:p>
          </table:table-cell>
          <table:table-cell office:value-type="float" office:value="0.654884815216064" calcext:value-type="float">
            <text:p>0.654884815216064</text:p>
          </table:table-cell>
          <table:table-cell office:value-type="float" office:value="0.505248737335205" calcext:value-type="float">
            <text:p>0.505248737335205</text:p>
          </table:table-cell>
          <table:table-cell office:value-type="float" office:value="0.201282164575415" calcext:value-type="float">
            <text:p>0.201282164575415</text:p>
          </table:table-cell>
          <table:table-cell office:value-type="float" office:value="0.569886887073517" calcext:value-type="float">
            <text:p>0.569886887073517</text:p>
          </table:table-cell>
          <table:table-cell office:value-type="float" office:value="0.440610587596893" calcext:value-type="float">
            <text:p>0.440610587596893</text:p>
          </table:table-cell>
          <table:table-cell office:value-type="float" office:value="0.129276299476624" calcext:value-type="float">
            <text:p>0.129276299476624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2:37</text:p>
          </table:table-cell>
          <table:table-cell office:value-type="float" office:value="0.0011576" calcext:value-type="float">
            <text:p>0.0011576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572" calcext:value-type="float">
            <text:p>0.4042572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4996" calcext:value-type="float">
            <text:p>0.1364996</text:p>
          </table:table-cell>
          <table:table-cell office:value-type="float" office:value="10" calcext:value-type="float">
            <text:p>10</text:p>
          </table:table-cell>
          <table:table-cell office:value-type="float" office:value="1.03606998920441" calcext:value-type="float">
            <text:p>1.03606998920441</text:p>
          </table:table-cell>
          <table:table-cell office:value-type="float" office:value="0.15293000638485" calcext:value-type="float">
            <text:p>0.15293000638485</text:p>
          </table:table-cell>
          <table:table-cell office:value-type="float" office:value="0.883139982819557" calcext:value-type="float">
            <text:p>0.883139982819557</text:p>
          </table:table-cell>
          <table:table-cell office:value-type="float" office:value="0.506109739840031" calcext:value-type="float">
            <text:p>0.506109739840031</text:p>
          </table:table-cell>
          <table:table-cell office:value-type="float" office:value="0.30816859080845" calcext:value-type="float">
            <text:p>0.30816859080845</text:p>
          </table:table-cell>
          <table:table-cell office:value-type="float" office:value="0.695100879669189" calcext:value-type="float">
            <text:p>0.695100879669189</text:p>
          </table:table-cell>
          <table:table-cell office:value-type="float" office:value="0.317118600010872" calcext:value-type="float">
            <text:p>0.317118600010872</text:p>
          </table:table-cell>
          <table:table-cell office:value-type="float" office:value="0.377982279658318" calcext:value-type="float">
            <text:p>0.377982279658318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2:50</text:p>
          </table:table-cell>
          <table:table-cell office:value-type="float" office:value="0.0017463" calcext:value-type="float">
            <text:p>0.0017463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8543" calcext:value-type="float">
            <text:p>0.4038543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6936" calcext:value-type="float">
            <text:p>0.1376936</text:p>
          </table:table-cell>
          <table:table-cell office:value-type="float" office:value="10" calcext:value-type="float">
            <text:p>10</text:p>
          </table:table-cell>
          <table:table-cell office:value-type="float" office:value="1.61827003955841" calcext:value-type="float">
            <text:p>1.61827003955841</text:p>
          </table:table-cell>
          <table:table-cell office:value-type="float" office:value="0.10741999745369" calcext:value-type="float">
            <text:p>0.10741999745369</text:p>
          </table:table-cell>
          <table:table-cell office:value-type="float" office:value="1.51085004210472" calcext:value-type="float">
            <text:p>1.51085004210472</text:p>
          </table:table-cell>
          <table:table-cell office:value-type="float" office:value="0.539565749466419" calcext:value-type="float">
            <text:p>0.539565749466419</text:p>
          </table:table-cell>
          <table:table-cell office:value-type="float" office:value="0.480353858893699" calcext:value-type="float">
            <text:p>0.480353858893699</text:p>
          </table:table-cell>
          <table:table-cell office:value-type="float" office:value="0.843520897626877" calcext:value-type="float">
            <text:p>0.843520897626877</text:p>
          </table:table-cell>
          <table:table-cell office:value-type="float" office:value="0.235610601305962" calcext:value-type="float">
            <text:p>0.235610601305962</text:p>
          </table:table-cell>
          <table:table-cell office:value-type="float" office:value="0.607910296320915" calcext:value-type="float">
            <text:p>0.607910296320915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3:03</text:p>
          </table:table-cell>
          <table:table-cell office:value-type="float" office:value="0.0022995" calcext:value-type="float">
            <text:p>0.0022995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4015" calcext:value-type="float">
            <text:p>0.4034015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92659" calcext:value-type="float">
            <text:p>0.1392659</text:p>
          </table:table-cell>
          <table:table-cell office:value-type="float" office:value="9" calcext:value-type="float">
            <text:p>9</text:p>
          </table:table-cell>
          <table:table-cell office:value-type="float" office:value="2.03319001197815" calcext:value-type="float">
            <text:p>2.03319001197815</text:p>
          </table:table-cell>
          <table:table-cell office:value-type="float" office:value="0.0360799990594387" calcext:value-type="float">
            <text:p>0.0360799990594387</text:p>
          </table:table-cell>
          <table:table-cell office:value-type="float" office:value="1.99711001291871" calcext:value-type="float">
            <text:p>1.99711001291871</text:p>
          </table:table-cell>
          <table:table-cell office:value-type="float" office:value="0.535301742330194" calcext:value-type="float">
            <text:p>0.535301742330194</text:p>
          </table:table-cell>
          <table:table-cell office:value-type="float" office:value="0.613426125745761" calcext:value-type="float">
            <text:p>0.613426125745761</text:p>
          </table:table-cell>
          <table:table-cell office:value-type="float" office:value="0.90871088206768" calcext:value-type="float">
            <text:p>0.90871088206768</text:p>
          </table:table-cell>
          <table:table-cell office:value-type="float" office:value="0.161892602592707" calcext:value-type="float">
            <text:p>0.161892602592707</text:p>
          </table:table-cell>
          <table:table-cell office:value-type="float" office:value="0.746818279474974" calcext:value-type="float">
            <text:p>0.746818279474974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3:15</text:p>
          </table:table-cell>
          <table:table-cell office:value-type="float" office:value="0.0023137" calcext:value-type="float">
            <text:p>0.0023137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124" calcext:value-type="float">
            <text:p>0.4023124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1672" calcext:value-type="float">
            <text:p>0.1371672</text:p>
          </table:table-cell>
          <table:table-cell office:value-type="float" office:value="9" calcext:value-type="float">
            <text:p>9</text:p>
          </table:table-cell>
          <table:table-cell office:value-type="float" office:value="0.852094829082489" calcext:value-type="float">
            <text:p>0.852094829082489</text:p>
          </table:table-cell>
          <table:table-cell office:value-type="float" office:value="-0.0609834007918835" calcext:value-type="float">
            <text:p>-0.0609834007918835</text:p>
          </table:table-cell>
          <table:table-cell office:value-type="float" office:value="0.913078229874373" calcext:value-type="float">
            <text:p>0.913078229874373</text:p>
          </table:table-cell>
          <table:table-cell office:value-type="float" office:value="0.364823744818568" calcext:value-type="float">
            <text:p>0.364823744818568</text:p>
          </table:table-cell>
          <table:table-cell office:value-type="float" office:value="0.346402161073753" calcext:value-type="float">
            <text:p>0.346402161073753</text:p>
          </table:table-cell>
          <table:table-cell office:value-type="float" office:value="0.620726889371872" calcext:value-type="float">
            <text:p>0.620726889371872</text:p>
          </table:table-cell>
          <table:table-cell office:value-type="float" office:value="0.108920600265265" calcext:value-type="float">
            <text:p>0.108920600265265</text:p>
          </table:table-cell>
          <table:table-cell office:value-type="float" office:value="0.511806289106607" calcext:value-type="float">
            <text:p>0.511806289106607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3:28</text:p>
          </table:table-cell>
          <table:table-cell office:value-type="float" office:value="0.0020577" calcext:value-type="float">
            <text:p>0.0020577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1566" calcext:value-type="float">
            <text:p>0.4011566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05146" calcext:value-type="float">
            <text:p>0.1305146</text:p>
          </table:table-cell>
          <table:table-cell office:value-type="float" office:value="7" calcext:value-type="float">
            <text:p>7</text:p>
          </table:table-cell>
          <table:table-cell office:value-type="float" office:value="0.862640023231506" calcext:value-type="float">
            <text:p>0.862640023231506</text:p>
          </table:table-cell>
          <table:table-cell office:value-type="float" office:value="-0.108133397996426" calcext:value-type="float">
            <text:p>-0.108133397996426</text:p>
          </table:table-cell>
          <table:table-cell office:value-type="float" office:value="0.970773421227932" calcext:value-type="float">
            <text:p>0.970773421227932</text:p>
          </table:table-cell>
          <table:table-cell office:value-type="float" office:value="0.233295743912458" calcext:value-type="float">
            <text:p>0.233295743912458</text:p>
          </table:table-cell>
          <table:table-cell office:value-type="float" office:value="0.298907490723689" calcext:value-type="float">
            <text:p>0.298907490723689</text:p>
          </table:table-cell>
          <table:table-cell office:value-type="float" office:value="0.402852885425091" calcext:value-type="float">
            <text:p>0.402852885425091</text:p>
          </table:table-cell>
          <table:table-cell office:value-type="float" office:value="0.0637386023998261" calcext:value-type="float">
            <text:p>0.0637386023998261</text:p>
          </table:table-cell>
          <table:table-cell office:value-type="float" office:value="0.339114283025265" calcext:value-type="float">
            <text:p>0.339114283025265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3:40</text:p>
          </table:table-cell>
          <table:table-cell office:value-type="float" office:value="0.0021595" calcext:value-type="float">
            <text:p>0.0021595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55" calcext:value-type="float">
            <text:p>0.400255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2738" calcext:value-type="float">
            <text:p>0.1272738</text:p>
          </table:table-cell>
          <table:table-cell office:value-type="float" office:value="4" calcext:value-type="float">
            <text:p>4</text:p>
          </table:table-cell>
          <table:table-cell office:value-type="float" office:value="0.807699978351593" calcext:value-type="float">
            <text:p>0.807699978351593</text:p>
          </table:table-cell>
          <table:table-cell office:value-type="float" office:value="-0.115513399243355" calcext:value-type="float">
            <text:p>-0.115513399243355</text:p>
          </table:table-cell>
          <table:table-cell office:value-type="float" office:value="0.923213377594948" calcext:value-type="float">
            <text:p>0.923213377594948</text:p>
          </table:table-cell>
          <table:table-cell office:value-type="float" office:value="0.168556737480685" calcext:value-type="float">
            <text:p>0.168556737480685</text:p>
          </table:table-cell>
          <table:table-cell office:value-type="float" office:value="0.266091101102671" calcext:value-type="float">
            <text:p>0.266091101102671</text:p>
          </table:table-cell>
          <table:table-cell office:value-type="float" office:value="0.294940876867622" calcext:value-type="float">
            <text:p>0.294940876867622</text:p>
          </table:table-cell>
          <table:table-cell office:value-type="float" office:value="0.0421725980937481" calcext:value-type="float">
            <text:p>0.0421725980937481</text:p>
          </table:table-cell>
          <table:table-cell office:value-type="float" office:value="0.252768278773874" calcext:value-type="float">
            <text:p>0.252768278773874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3:53</text:p>
          </table:table-cell>
          <table:table-cell office:value-type="float" office:value="0.0017894" calcext:value-type="float">
            <text:p>0.0017894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8864" calcext:value-type="float">
            <text:p>0.3988864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8429" calcext:value-type="float">
            <text:p>0.1268429</text:p>
          </table:table-cell>
          <table:table-cell office:value-type="float" office:value="4" calcext:value-type="float">
            <text:p>4</text:p>
          </table:table-cell>
          <table:table-cell office:value-type="float" office:value="0.517419993877411" calcext:value-type="float">
            <text:p>0.517419993877411</text:p>
          </table:table-cell>
          <table:table-cell office:value-type="float" office:value="-0.117153398692608" calcext:value-type="float">
            <text:p>-0.117153398692608</text:p>
          </table:table-cell>
          <table:table-cell office:value-type="float" office:value="0.634573392570019" calcext:value-type="float">
            <text:p>0.634573392570019</text:p>
          </table:table-cell>
          <table:table-cell office:value-type="float" office:value="0.103202741034329" calcext:value-type="float">
            <text:p>0.103202741034329</text:p>
          </table:table-cell>
          <table:table-cell office:value-type="float" office:value="0.180659779135626" calcext:value-type="float">
            <text:p>0.180659779135626</text:p>
          </table:table-cell>
          <table:table-cell office:value-type="float" office:value="0.173252881318331" calcext:value-type="float">
            <text:p>0.173252881318331</text:p>
          </table:table-cell>
          <table:table-cell office:value-type="float" office:value="0.0331526007503271" calcext:value-type="float">
            <text:p>0.0331526007503271</text:p>
          </table:table-cell>
          <table:table-cell office:value-type="float" office:value="0.140100280568004" calcext:value-type="float">
            <text:p>0.140100280568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7:53.042848922</dc:date>
    <meta:editing-duration>PT30S</meta:editing-duration>
    <meta:editing-cycles>3</meta:editing-cycles>
    <meta:document-statistic meta:table-count="1" meta:cell-count="396" meta:object-count="0"/>
  </office:meta>
</office:document-meta>
</file>